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4.498cm" style:rel-column-width="17339*"/>
    </style:style>
    <style:style style:name="Tabela4.B" style:family="table-column">
      <style:table-column-properties style:column-width="4.214cm" style:rel-column-width="16244*"/>
    </style:style>
    <style:style style:name="Tabela4.C" style:family="table-column">
      <style:table-column-properties style:column-width="8.289cm" style:rel-column-width="31952*"/>
    </style:style>
    <style:style style:name="Tabela4.1" style:family="table-row">
      <style:table-row-properties style:min-row-height="1.199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C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81cm" style:rel-column-width="14687*"/>
    </style:style>
    <style:style style:name="Tabela2.B" style:family="table-column">
      <style:table-column-properties style:column-width="6.408cm" style:rel-column-width="24703*"/>
    </style:style>
    <style:style style:name="Tabela2.C" style:family="table-column">
      <style:table-column-properties style:column-width="6.782cm" style:rel-column-width="26145*"/>
    </style:style>
    <style:style style:name="Tabela2.1" style:family="table-row">
      <style:table-row-properties style:min-row-height="1.199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22pt" fo:font-style="italic" officeooo:rsid="001fe870" officeooo:paragraph-rsid="001fe870" style:font-size-asian="22pt" style:font-style-asian="italic" style:font-size-complex="22pt" style:font-style-complex="italic"/>
    </style:style>
    <style:style style:name="P2" style:family="paragraph" style:parent-style-name="Standard">
      <style:text-properties fo:font-size="22pt" fo:font-style="italic" officeooo:rsid="001fe870" officeooo:paragraph-rsid="0021a043" style:font-size-asian="22pt" style:font-style-asian="italic" style:font-size-complex="22pt" style:font-style-complex="italic"/>
    </style:style>
    <style:style style:name="P3" style:family="paragraph" style:parent-style-name="Standard">
      <style:text-properties style:font-name="Arial" fo:font-size="20pt" fo:font-style="italic" style:text-underline-style="none" fo:font-weight="bold" officeooo:rsid="001fe870" officeooo:paragraph-rsid="00218f55" style:font-size-asian="20pt" style:font-style-asian="italic" style:font-weight-asian="bold" style:font-size-complex="20pt" style:font-style-complex="italic" style:font-weight-complex="bold"/>
    </style:style>
    <style:style style:name="P4" style:family="paragraph" style:parent-style-name="Standard">
      <style:text-properties style:font-name="Arial" fo:font-size="20pt" fo:font-style="italic" fo:font-weight="bold" officeooo:rsid="001fe870" officeooo:paragraph-rsid="00275ac4" style:font-size-asian="20pt" style:font-style-asian="italic" style:font-weight-asian="bold" style:font-size-complex="20pt" style:font-style-complex="italic" style:font-weight-complex="bold"/>
    </style:style>
    <style:style style:name="P5" style:family="paragraph" style:parent-style-name="Standard">
      <style:text-properties style:font-name="Arial" fo:font-size="20pt" fo:font-style="italic" fo:font-weight="bold" officeooo:rsid="00203fc2" officeooo:paragraph-rsid="00275ac4" style:font-size-asian="20pt" style:font-style-asian="italic" style:font-weight-asian="bold" style:font-size-complex="20pt" style:font-style-complex="italic" style:font-weight-complex="bold"/>
    </style:style>
    <style:style style:name="P6" style:family="paragraph" style:parent-style-name="Standard">
      <style:text-properties style:font-name="Arial" fo:font-size="16pt" fo:font-style="italic" style:text-underline-style="none" fo:font-weight="bold" officeooo:rsid="001fe870" officeooo:paragraph-rsid="00218f55" style:font-size-asian="16pt" style:font-style-asian="italic" style:font-weight-asian="bold" style:font-size-complex="16pt" style:font-style-complex="italic" style:font-weight-complex="bold"/>
    </style:style>
    <style:style style:name="P7" style:family="paragraph" style:parent-style-name="Standard">
      <style:text-properties officeooo:paragraph-rsid="001fe870"/>
    </style:style>
    <style:style style:name="P8" style:family="paragraph" style:parent-style-name="Table_20_Contents">
      <style:text-properties style:font-name="Arial" fo:font-size="14pt" officeooo:rsid="00273f22" officeooo:paragraph-rsid="00273f22" style:font-size-asian="14pt" style:font-size-complex="14pt"/>
    </style:style>
    <style:style style:name="P9" style:family="paragraph" style:parent-style-name="Table_20_Contents">
      <style:text-properties style:font-name="Arial" fo:font-size="14pt" fo:font-style="italic" officeooo:rsid="0021a043" officeooo:paragraph-rsid="0021a043" style:font-size-asian="14pt" style:font-style-asian="italic" style:font-size-complex="14pt" style:font-style-complex="italic"/>
    </style:style>
    <style:style style:name="P10" style:family="paragraph" style:parent-style-name="Table_20_Contents">
      <style:text-properties style:font-name="Arial" fo:font-size="14pt" fo:font-style="italic" officeooo:rsid="0021a043" officeooo:paragraph-rsid="0024d214" style:font-size-asian="14pt" style:font-style-asian="italic" style:font-size-complex="14pt" style:font-style-complex="italic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a043" officeooo:paragraph-rsid="0021a043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a043" officeooo:paragraph-rsid="0024d214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8f55" officeooo:paragraph-rsid="00218f55" style:font-size-asian="14pt" style:font-style-asian="italic" style:font-weight-asian="bold" style:font-size-complex="14pt" style:font-style-complex="italic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8f55" officeooo:paragraph-rsid="0024d214" style:font-size-asian="14pt" style:font-style-asian="italic" style:font-weight-asian="bold" style:font-size-complex="14pt" style:font-style-complex="italic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30704" officeooo:paragraph-rsid="00230704" style:font-size-asian="14pt" style:font-style-asian="italic" style:font-weight-asian="bold" style:font-size-complex="14pt" style:font-style-complex="italic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8dd7b" officeooo:paragraph-rsid="0028dd7b" style:font-size-asian="14pt" style:font-style-asian="italic" style:font-weight-asian="bold" style:font-size-complex="14pt" style:font-style-complex="italic" style:font-weight-complex="bold"/>
    </style:style>
    <style:style style:name="P17" style:family="paragraph" style:parent-style-name="Table_20_Contents">
      <style:text-properties style:font-name="Arial" fo:font-size="16pt" fo:font-style="italic" fo:font-weight="bold" officeooo:rsid="001fe870" officeooo:paragraph-rsid="001fe870" style:font-size-asian="16pt" style:font-style-asian="italic" style:font-weight-asian="bold" style:font-size-complex="16pt" style:font-style-complex="italic" style:font-weight-complex="bold"/>
    </style:style>
    <style:style style:name="P18" style:family="paragraph" style:parent-style-name="Table_20_Contents">
      <style:text-properties style:font-name="Arial" fo:font-size="16pt" fo:font-style="italic" fo:font-weight="bold" officeooo:rsid="001fe870" officeooo:paragraph-rsid="00218f55" style:font-size-asian="16pt" style:font-style-asian="italic" style:font-weight-asian="bold" style:font-size-complex="16pt" style:font-style-complex="italic" style:font-weight-complex="bold"/>
    </style:style>
    <style:style style:name="P19" style:family="paragraph" style:parent-style-name="Standard" style:list-style-name="L1">
      <style:text-properties officeooo:paragraph-rsid="00218f55"/>
    </style:style>
    <style:style style:name="P20" style:family="paragraph" style:parent-style-name="Standard" style:list-style-name="L1">
      <style:text-properties fo:font-size="22pt" fo:font-style="italic" officeooo:rsid="001fe870" officeooo:paragraph-rsid="0024d214" style:font-size-asian="22pt" style:font-style-asian="italic" style:font-size-complex="22pt" style:font-style-complex="italic"/>
    </style:style>
    <style:style style:name="T1" style:family="text">
      <style:text-properties officeooo:rsid="00203fc2"/>
    </style:style>
    <style:style style:name="T2" style:family="text">
      <style:text-properties fo:font-style="normal" fo:font-weight="normal" officeooo:rsid="00218f55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273f22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28dd7b" style:font-style-asian="normal" style:font-weight-asian="normal" style:font-style-complex="normal" style:font-weight-complex="normal"/>
    </style:style>
    <style:style style:name="T5" style:family="text">
      <style:text-properties style:font-name="Arial" fo:font-size="16pt" fo:font-style="italic" fo:font-weight="bold" officeooo:rsid="001fe870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style:font-name="Arial" fo:font-size="16pt" fo:font-style="italic" style:text-underline-style="none" fo:font-weight="bold" officeooo:rsid="001fe870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style:font-name="Arial" fo:font-size="16pt" fo:font-style="italic" style:text-underline-style="none" fo:font-weight="bold" officeooo:rsid="00218f55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style:font-name="Arial" fo:font-size="16pt" fo:font-style="italic" style:text-underline-style="none" fo:font-weight="bold" officeooo:rsid="0024d214" style:font-size-asian="16pt" style:font-style-asian="italic" style:font-weight-asian="bold" style:font-size-complex="16pt" style:font-style-complex="italic" style:font-weight-complex="bold"/>
    </style:style>
    <style:style style:name="T9" style:family="text">
      <style:text-properties style:font-name="Arial" fo:font-size="16pt" fo:font-style="italic" officeooo:rsid="001fe870" style:font-size-asian="16pt" style:font-style-asian="italic" style:font-size-complex="16pt" style:font-style-complex="italic"/>
    </style:style>
    <style:style style:name="T10" style:family="text">
      <style:text-properties officeooo:rsid="0028dd7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S <text:span text:style-name="T10">3.03 </text:span>– <text:span text:style-name="T1">Gerenciar Cadastro de Insumos – </text:span></text:p>
      <text:p text:style-name="P5"><text:tab/><text:tab/> <text:s text:c="3"/>Editar <text:span text:style-name="T10">Insumo</text:span></text:p>
      <text:p text:style-name="P1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7">Como <text:span text:style-name="T2">Administrador</text:span></text:p>
            <text:p text:style-name="P18">Eu quero <text:span text:style-name="T3">editar um</text:span><text:span text:style-name="T2"> </text:span><text:span text:style-name="T4">insumo</text:span><text:span text:style-name="T2"> </text:span><text:span text:style-name="T3">cadastrado no</text:span><text:span text:style-name="T2"> sistema</text:span></text:p>
            <text:p text:style-name="P18">De modo que <text:span text:style-name="T2">eu possa mantê-lo </text:span><text:span text:style-name="T3">atualizado</text:span></text:p>
          </table:table-cell>
        </table:table-row>
      </table:table>
      <text:p text:style-name="P1"/>
      <text:p text:style-name="P1"/>
      <text:p text:style-name="P3">Detalhes de Implementação:</text:p>
      <text:p text:style-name="P6"/>
      <text:list xml:id="list2448109470" text:style-name="L1">
        <text:list-item>
          <text:p text:style-name="P19"><text:span text:style-name="T8">Tabelas/</text:span><text:span text:style-name="T7">Campos</text:span><text:span text:style-name="T9">:<text:line-break/></text:span></text:p>
        </text:list-item>
      </text:list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16">INSUMO</text:p>
          </table:table-cell>
          <table:table-cell table:style-name="Tabela4.A1" office:value-type="string">
            <text:p text:style-name="P11">Nome do Campo</text:p>
          </table:table-cell>
          <table:table-cell table:style-name="Tabela4.C1" office:value-type="string">
            <text:p text:style-name="P13">Campo BD</text:p>
          </table:table-cell>
        </table:table-row>
        <table:table-row>
          <table:table-cell table:style-name="Tabela4.A2" office:value-type="string">
            <text:p text:style-name="P9"/>
          </table:table-cell>
          <table:table-cell table:style-name="Tabela4.B2" table:number-columns-spanned="2" office:value-type="string">
            <text:p text:style-name="P8">Ver história </text:p>
            <text:p text:style-name="P8">US 3.01 – Gerenciar Cadastro de Insumos - Adicionar Insumo</text:p>
          </table:table-cell>
          <table:covered-table-cell/>
        </table:table-row>
      </table:table>
      <text:p text:style-name="P1"/>
      <text:list xml:id="list152439017168787" text:continue-numbering="true" text:style-name="L1">
        <text:list-header>
          <text:p text:style-name="P20"><text:s/></text:p>
        </text:list-header>
      </text:list>
      <text:p text:style-name="P1"/>
      <text:list xml:id="list152440594688623" text:continue-numbering="true" text:style-name="L1">
        <text:list-item>
          <text:p text:style-name="P19"><text:span text:style-name="T6">Validações</text:span><text:span text:style-name="T5">:</text:span></text:p>
        </text:list-item>
      </text:list>
      <text:p text:style-name="P7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11">Nome do Campo</text:p>
          </table:table-cell>
          <table:table-cell table:style-name="Tabela2.A1" office:value-type="string">
            <text:p text:style-name="P11">Validação</text:p>
          </table:table-cell>
          <table:table-cell table:style-name="Tabela2.C1" office:value-type="string">
            <text:p text:style-name="P15">Outros</text:p>
          </table:table-cell>
        </table:table-row>
        <table:table-row>
          <table:table-cell table:style-name="Tabela2.A2" office:value-type="string">
            <text:p text:style-name="P9"><text:s/></text:p>
          </table:table-cell>
          <table:table-cell table:style-name="Tabela2.B2" table:number-columns-spanned="2" office:value-type="string">
            <text:p text:style-name="P8">Ver história </text:p>
            <text:p text:style-name="P8">US 3.01 – Gerenciar Cadastro de Insumos - Adicionar Insumo</text:p>
          </table:table-cell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22:02:55.741000000</meta:creation-date>
    <dc:date>2018-07-25T15:24:38.263000000</dc:date>
    <meta:editing-duration>PT13M34S</meta:editing-duration>
    <meta:editing-cycles>9</meta:editing-cycles>
    <meta:generator>LibreOffice/6.0.3.2$Windows_X86_64 LibreOffice_project/8f48d515416608e3a835360314dac7e47fd0b821</meta:generator>
    <meta:document-statistic meta:table-count="3" meta:image-count="0" meta:object-count="0" meta:page-count="1" meta:paragraph-count="20" meta:word-count="66" meta:character-count="421" meta:non-whitespace-character-count="360"/>
  </office:meta>
</office:document-meta>
</file>